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65000000631C7F6B90D2AFFF7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dad" officeooo:paragraph-rsid="0018afa7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161dad" officeooo:paragraph-rsid="0018afa7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161dad" officeooo:paragraph-rsid="0021273d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1273d" officeooo:paragraph-rsid="0021273d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2cb63" officeooo:paragraph-rsid="0022cb63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1273d" officeooo:paragraph-rsid="0021273d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2cb63" officeooo:paragraph-rsid="0022cb6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161dad" officeooo:paragraph-rsid="0021273d"/>
    </style:style>
    <style:style style:name="T1" style:family="text">
      <style:text-properties style:text-position="super 58%"/>
    </style:style>
    <style:style style:name="T2" style:family="text">
      <style:text-properties officeooo:rsid="0021273d"/>
    </style:style>
    <style:style style:name="T3" style:family="text">
      <style:text-properties officeooo:rsid="0024be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3.01" style:data-style-name="N0">3.01</text:variable-set>: Electrostatic <text:span text:style-name="T2">Fields and Potentials</text:span></text:p>
      <text:list xml:id="list8661933845503125580" text:style-name="L1">
        <text:list-item>
          <text:p text:style-name="P6">A particle has a charge of +5 nC. </text:p>
          <text:list>
            <text:list-item>
              <text:p text:style-name="P6">Sketch the electric field of the charge. <text:s/></text:p>
            </text:list-item>
          </text:list>
        </text:list-item>
      </text:list>
      <text:p text:style-name="P4"/>
      <text:p text:style-name="P4"/>
      <text:p text:style-name="P4"/>
      <text:list xml:id="list73840643422750" text:continue-numbering="true" text:style-name="L1">
        <text:list-item>
          <text:list>
            <text:list-item>
              <text:p text:style-name="P6">What is the electric field due to the charge a distance of 5 cm to the right of the charge (magnitude and direction)?</text:p>
            </text:list-item>
          </text:list>
        </text:list-item>
      </text:list>
      <text:p text:style-name="P4"/>
      <text:p text:style-name="P4"/>
      <text:p text:style-name="P4"/>
      <text:list xml:id="list73840654582864" text:continue-numbering="true" text:style-name="L1">
        <text:list-item>
          <text:list>
            <text:list-item>
              <text:p text:style-name="P6">What is the electric potential at the same point?</text:p>
            </text:list-item>
          </text:list>
        </text:list-item>
      </text:list>
      <text:p text:style-name="P4"/>
      <text:p text:style-name="P4"/>
      <text:p text:style-name="P4"/>
      <text:list xml:id="list73841097342259" text:continue-numbering="true" text:style-name="L1">
        <text:list-item>
          <text:list>
            <text:list-item>
              <text:p text:style-name="P6">A 2 nC charge is placed 5cm to the right of the original charge. What is its electrical potential energy?</text:p>
            </text:list-item>
          </text:list>
        </text:list-item>
      </text:list>
      <text:p text:style-name="P4"/>
      <text:p text:style-name="P4"/>
      <text:p text:style-name="P4"/>
      <text:list xml:id="list73840113574049" text:continue-numbering="true" text:style-name="L1">
        <text:list-item>
          <text:p text:style-name="P7">In a hydrogen atom, the ionization energy is 2.18 × 10<text:span text:style-name="T1">−18</text:span> J. <text:s/>Assuming an electron orbits the proton like a planet orbits the sun, what is the distance between the electron and the proton?</text:p>
        </text:list-item>
      </text:list>
      <text:p text:style-name="P5"/>
      <text:p text:style-name="P5"/>
      <text:p text:style-name="P5"/>
      <text:p text:style-name="P5"/>
      <text:list xml:id="list73840168168120" text:continue-numbering="true" text:style-name="L1">
        <text:list-item>
          <text:p text:style-name="P7">Two parallel metal plates are separated by a distance of 0.05 m. <text:s/>They are connected to a 1000V potential difference. <text:s/></text:p>
          <text:list>
            <text:list-item>
              <text:p text:style-name="P7">Sketch the electric field between the plates:</text:p>
            </text:list-item>
          </text:list>
        </text:list-item>
      </text:list>
      <text:p text:style-name="P5"/>
      <text:p text:style-name="P5"/>
      <text:p text:style-name="P5"/>
      <text:list xml:id="list73840930508558" text:continue-numbering="true" text:style-name="L1">
        <text:list-item>
          <text:list>
            <text:list-item>
              <text:p text:style-name="P7">What is the magnitude of the electric field between the plates?</text:p>
            </text:list-item>
          </text:list>
        </text:list-item>
      </text:list>
      <text:p text:style-name="P5"/>
      <text:p text:style-name="P5"/>
      <text:p text:style-name="P5"/>
      <text:list xml:id="list73840432093491" text:continue-numbering="true" text:style-name="L1">
        <text:list-item>
          <text:list>
            <text:list-item>
              <text:p text:style-name="P7">A small piece of dust, m=3.5x10<text:span text:style-name="T1">-6</text:span> kg, happened to be stuck to the positive plate before it was turned on. <text:s/>It has a charge of 1.5 x 10<text:span text:style-name="T1">-15</text:span> C. <text:s text:c="2"/>Ignoring air resistance, how fast would the piece of dust be traveling when it strikes the positive pla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3839548426524" text:continue-numbering="true" text:style-name="L1">
        <text:list-item>
          <text:p text:style-name="P8"><text:soft-page-break/>During fair weather, the electric field near the surface of the earth is approximately 150 N/C, pointing downward. <text:s/>An adult spider of a certain species has a mass of 0.15 grams. <text:s/>If a spider releases a single strand of silk with a linear charge density of -1x10<text:span text:style-name="T1">-6</text:span> C/m, how long would a strand need to be in order to lift the spide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3840193312655" text:continue-numbering="true" text:style-name="L1">
        <text:list-item>
          <text:p text:style-name="P8"><text:span text:style-name="T3">Electric eel sometimes hunt by using electricity to stun their prey. <text:s/>L</text:span>arger <text:span text:style-name="T3">electric </text:span>eels can produce <text:span text:style-name="T3">voltages</text:span> of 650<text:span text:style-name="T3">V at a distance of 1 meters away. <text:s/>What is the magnitude of the electric field produced by the eel?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65000000631C7F6B90D2AFFF79.png" xlink:type="simple" xlink:show="embed" xlink:actuate="onLoad"/></draw:frame> <text:s text:c="20"/>Name:<text:tab/><text:tab/><text:date style:data-style-name="N37" text:date-value="2019-09-05T07:38:39.144008844" text:date-adjust="PT24H00M00S">09/06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7:53:32.681533525</meta:creation-date>
    <meta:editing-duration>PT29M59S</meta:editing-duration>
    <meta:editing-cycles>13</meta:editing-cycles>
    <meta:generator>LibreOffice/5.2.7.2$Linux_X86_64 LibreOffice_project/20$Build-2</meta:generator>
    <dc:date>2018-09-10T07:23:59.677817748</dc:date>
    <meta:print-date>2018-08-28T08:05:31.780512782</meta:print-date>
    <meta:document-statistic meta:table-count="0" meta:image-count="2" meta:object-count="0" meta:page-count="2" meta:paragraph-count="15" meta:word-count="312" meta:character-count="1719" meta:non-whitespace-character-count="1386"/>
  </office:meta>
</office:document-meta>
</file>